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5812" calcext:value-type="float">
            <text:p>25.16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1676" calcext:value-type="float">
            <text:p>25.60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008" calcext:value-type="float">
            <text:p>26.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9708" calcext:value-type="float">
            <text:p>26.61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5468" calcext:value-type="float">
            <text:p>26.98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5764" calcext:value-type="float">
            <text:p>26.30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6416" calcext:value-type="float">
            <text:p>25.78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8328" calcext:value-type="float">
            <text:p>25.7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2077" calcext:value-type="float">
            <text:p>25.762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45422222222" calcext:value-type="float">
            <text:p>26.4645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884" calcext:value-type="float">
            <text:p>26.2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4058461538" calcext:value-type="float">
            <text:p>25.462405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8506666667" calcext:value-type="float">
            <text:p>25.4328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16913846154" calcext:value-type="float">
            <text:p>25.43169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84293333333" calcext:value-type="float">
            <text:p>25.4484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67435" calcext:value-type="float">
            <text:p>25.5067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0431428571" calcext:value-type="float">
            <text:p>25.6000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4" calcext:value-type="float">
            <text:p>25.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82036" calcext:value-type="float">
            <text:p>25.708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74011428571" calcext:value-type="float">
            <text:p>25.7974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04896" calcext:value-type="float">
            <text:p>25.71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2712" calcext:value-type="float">
            <text:p>25.7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9766" calcext:value-type="float">
            <text:p>25.559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8252" calcext:value-type="float">
            <text:p>25.63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4048" calcext:value-type="float">
            <text:p>25.7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2468" calcext:value-type="float">
            <text:p>25.84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94018461538" calcext:value-type="float">
            <text:p>25.049401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842" calcext:value-type="float">
            <text:p>25.405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7476" calcext:value-type="float">
            <text:p>26.28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8326" calcext:value-type="float">
            <text:p>25.468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113" calcext:value-type="float">
            <text:p>24.28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24565714286" calcext:value-type="float">
            <text:p>24.6624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0754" calcext:value-type="float">
            <text:p>24.320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4848" calcext:value-type="float">
            <text:p>24.5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5148" calcext:value-type="float">
            <text:p>24.42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783" calcext:value-type="float">
            <text:p>24.5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8458" calcext:value-type="float">
            <text:p>24.23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38592" calcext:value-type="float">
            <text:p>24.93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87908571429" calcext:value-type="float">
            <text:p>25.26879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97424" calcext:value-type="float">
            <text:p>23.38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789" calcext:value-type="float">
            <text:p>23.838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8416" calcext:value-type="float">
            <text:p>23.57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6496" calcext:value-type="float">
            <text:p>23.18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78224" calcext:value-type="float">
            <text:p>23.26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341" calcext:value-type="float">
            <text:p>23.47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49150769231" calcext:value-type="float">
            <text:p>23.26491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5468" calcext:value-type="float">
            <text:p>23.17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99257142857" calcext:value-type="float">
            <text:p>22.809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94944" calcext:value-type="float">
            <text:p>22.92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7336" calcext:value-type="float">
            <text:p>22.6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66" calcext:value-type="float">
            <text:p>22.5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0864" calcext:value-type="float">
            <text:p>22.71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095" calcext:value-type="float">
            <text:p>22.84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2548" calcext:value-type="float">
            <text:p>22.67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818" calcext:value-type="float">
            <text:p>23.53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6748" calcext:value-type="float">
            <text:p>21.98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1416" calcext:value-type="float">
            <text:p>22.2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0609711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90768" calcext:value-type="float">
            <text:p>22.17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2" meta:object-count="0"/>
    <meta:user-defined meta:name="AppVersion">3.0</meta:user-defined>
  </office:meta>
</office:document-meta>
</file>